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es de Computadoras I</text:p>
      <text:p text:style-name="P2">Proyecto I</text:p>
      <text:p text:style-name="P4"/>
      <text:p text:style-name="P1">Integrantes:</text:p>
      <text:p text:style-name="P1">Héctor López <text:tab/>05-38421</text:p>
      <text:p text:style-name="P1">Roberto Omaña<text:tab/>06-39990</text:p>
      <text:p text:style-name="Standard"/>
      <text:p text:style-name="P3">Descripción de Visión del Proyecto</text:p>
      <text:p text:style-name="P5"/>
      <text:list xml:id="list546969343" text:style-name="L1">
        <text:list-item>
          <text:p text:style-name="P6">Utilización y manejo de hilos(threads) para cada solicitud de una bomba(cliente) hacia un centro(servidor).</text:p>
          <text:p text:style-name="P6"/>
        </text:list-item>
        <text:list-item>
          <text:p text:style-name="P6">Creación y utilización de un tipo ListaServidor para el manejo por parte de las bombas(clientes) de toda la información adquirida por el fichero de centros(servidores).</text:p>
          <text:p text:style-name="P6"/>
        </text:list-item>
        <text:list-item>
          <text:p text:style-name="P6">Utilización de sockets para la comunicación entre bombas y centros.</text:p>
          <text:p text:style-name="P6"/>
        </text:list-item>
        <text:list-item>
          <text:p text:style-name="P6">Creación de un proceso hijo por cada centro(servidor) que gestione su suministro de gasolina de la refinería y la duración de la simulación.</text:p>
          <text:p text:style-name="P6"/>
        </text:list-item>
        <text:list-item>
          <text:p text:style-name="P6">Al primer requerimiento de gasolina de cada bomba, se obtienen todos los tiempos de respuesta de cada centro(servidor) y se añade como información en la ListaServidor que maneja cada bomba(client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o Omaña</meta:initial-creator>
    <meta:creation-date>2013-01-31T12:44:47</meta:creation-date>
    <dc:date>2013-01-31T13:01:35</dc:date>
    <dc:creator>Roberto Omaña</dc:creator>
    <meta:editing-duration>PT16M49S</meta:editing-duration>
    <meta:editing-cycles>10</meta:editing-cycles>
    <meta:generator>LibreOffice/3.3$Linux LibreOffice_project/330m19$Build-401</meta:generator>
    <meta:document-statistic meta:table-count="0" meta:image-count="0" meta:object-count="0" meta:page-count="1" meta:paragraph-count="11" meta:word-count="125" meta:character-count="808"/>
  </office:meta>
</office:document-meta>
</file>